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how-many-numbers-are-smaller-than-the-current-number/" text:style-name="Internet_20_link" text:visited-style-name="Visited_20_Internet_20_Link"><text:span text:style-name="T1">How Many Numbers Are Smaller Than the Current Number</text:span></text:a></text:p>
      <text:section text:style-name="Sect1" text:name="headlessui-popover-button-:r1q:">
        <text:p text:style-name="Standard"/>
      </text:section>
      <text:section text:style-name="Sect1" text:name="headlessui-popover-button-:rh:">
        <text:p text:style-name="Standard"/>
      </text:section>
      <text:p text:style-name="P5">Easy</text:p>
      <text:p text:style-name="P5">4.9K</text:p>
      <text:p text:style-name="P5">108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6">Companies</text:p>
      <text:p text:style-name="P7"><text:span text:style-name="T1">Given the array </text:span><text:span text:style-name="Source_20_Text"><text:span text:style-name="T2">nums</text:span></text:span><text:span text:style-name="T1">, for each </text:span><text:span text:style-name="Source_20_Text"><text:span text:style-name="T2">nums[i]</text:span></text:span><text:span text:style-name="T1"> find out how many numbers in the array are smaller than it. That is, for each </text:span><text:span text:style-name="Source_20_Text"><text:span text:style-name="T2">nums[i]</text:span></text:span><text:span text:style-name="T1"> you have to count the number of valid </text:span><text:span text:style-name="Source_20_Text"><text:span text:style-name="T2">j's</text:span></text:span><text:span text:style-name="T1"> such that </text:span><text:span text:style-name="Source_20_Text"><text:span text:style-name="T2">j != i</text:span></text:span><text:span text:style-name="T1"> </text:span><text:span text:style-name="Strong_20_Emphasis"><text:span text:style-name="T1">and</text:span></text:span><text:span text:style-name="T1"> </text:span><text:span text:style-name="Source_20_Text"><text:span text:style-name="T2">nums[j] &lt; nums[i]</text:span></text:span><text:span text:style-name="T1">.</text:span></text:p>
      <text:p text:style-name="P8">Return the answer in an array.</text:p>
      <text:p text:style-name="P8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8,1,2,2,3]</text:span></text:p>
      <text:p text:style-name="P3"><text:span text:style-name="Strong_20_Emphasis"><text:span text:style-name="T1">Output:</text:span></text:span><text:span text:style-name="T1"> [4,0,1,1,3]</text:span></text:p>
      <text:p text:style-name="P3"><text:span text:style-name="Strong_20_Emphasis"><text:span text:style-name="T1">Explanation:</text:span></text:span><text:span text:style-name="T1"> </text:span></text:p>
      <text:p text:style-name="P2">For nums[0]=8 there exist four smaller numbers than it (1, 2, 2 and 3). </text:p>
      <text:p text:style-name="P2">For nums[1]=1 does not exist any smaller number than it.</text:p>
      <text:p text:style-name="P2">For nums[2]=2 there exist one smaller number than it (1). </text:p>
      <text:p text:style-name="P2">For nums[3]=2 there exist one smaller number than it (1). </text:p>
      <text:p text:style-name="P1">For nums[4]=3 there exist three smaller numbers than it (1, 2 and 2)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6,5,4,8]</text:span></text:p>
      <text:p text:style-name="P4"><text:span text:style-name="Strong_20_Emphasis"><text:span text:style-name="T1">Output:</text:span></text:span><text:span text:style-name="T1"> [2,1,0,3]</text:span>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nums = [7,7,7,7]</text:span></text:p>
      <text:p text:style-name="P4"><text:span text:style-name="Strong_20_Emphasis"><text:span text:style-name="T1">Output:</text:span></text:span><text:span text:style-name="T1"> [0,0,0,0]</text:span></text:p>
      <text:p text:style-name="P8"> </text:p>
      <text:p text:style-name="P7"><text:span text:style-name="Strong_20_Emphasis"><text:span text:style-name="T1">Constraints:</text:span></text:span></text:p>
      <text:list xml:id="list4110466293" text:style-name="L1">
        <text:list-item>
          <text:p text:style-name="P9"><text:span text:style-name="Source_20_Text"><text:span text:style-name="T2">2 &lt;= nums.length &lt;= 500</text:span></text:span></text:p>
        </text:list-item>
        <text:list-item>
          <text:p text:style-name="P10"><text:span text:style-name="Source_20_Text"><text:span text:style-name="T2">0 &lt;= nums[i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09:09:28.300000000</dc:date>
    <meta:editing-duration>PT30S</meta:editing-duration>
    <meta:editing-cycles>1</meta:editing-cycles>
    <meta:document-statistic meta:table-count="0" meta:image-count="0" meta:object-count="0" meta:page-count="1" meta:paragraph-count="27" meta:word-count="156" meta:character-count="846" meta:non-whitespace-character-count="711"/>
    <meta:generator>LibreOffice/7.2.2.2$Windows_X86_64 LibreOffice_project/02b2acce88a210515b4a5bb2e46cbfb63fe97d56</meta:generator>
  </office:meta>
</office:document-meta>
</file>